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9C7DBEC75B0B320C.png" manifest:media-type="image/png"/>
  <manifest:file-entry manifest:full-path="Pictures/10000001000007800000043836353BFF20C78AAB.png" manifest:media-type="image/png"/>
  <manifest:file-entry manifest:full-path="Pictures/1000000100000780000004383A112012EACE52C0.png" manifest:media-type="image/png"/>
  <manifest:file-entry manifest:full-path="Pictures/100000010000078000000438AA6BF85513367D28.png" manifest:media-type="image/png"/>
  <manifest:file-entry manifest:full-path="Pictures/100000010000078000000438FD5D3AC025F9534C.png" manifest:media-type="image/png"/>
  <manifest:file-entry manifest:full-path="Pictures/100000010000077B000001C4DAEBAB386FCD9C83.png" manifest:media-type="image/png"/>
  <manifest:file-entry manifest:full-path="Pictures/100000010000077B00000208CE6ED7D4B7517342.png" manifest:media-type="image/png"/>
  <manifest:file-entry manifest:full-path="Pictures/1000000100000774000000D8B701693CAD5A6298.png" manifest:media-type="image/png"/>
  <manifest:file-entry manifest:full-path="Pictures/1000000100000774000000EA903E4D9D7151561A.png" manifest:media-type="image/png"/>
  <manifest:file-entry manifest:full-path="Pictures/10000001000004F40000029A7FC9970A6A90CA63.png" manifest:media-type="image/png"/>
  <manifest:file-entry manifest:full-path="Pictures/100000010000078000000438807B51ACBC89C840.png" manifest:media-type="image/png"/>
  <manifest:file-entry manifest:full-path="Pictures/1000000100000780000004389BD21F138F13E038.png" manifest:media-type="image/png"/>
  <manifest:file-entry manifest:full-path="Pictures/100000010000078000000438131BF730C8F17B8F.png" manifest:media-type="image/png"/>
  <manifest:file-entry manifest:full-path="Pictures/1000000100000457000000A06F87ABF24B697E45.png" manifest:media-type="image/png"/>
  <manifest:file-entry manifest:full-path="Pictures/100000010000078000000438845D590C6BD4ECD4.png" manifest:media-type="image/png"/>
  <manifest:file-entry manifest:full-path="Pictures/10000001000007800000043833AF9CF11F7A713C.png" manifest:media-type="image/png"/>
  <manifest:file-entry manifest:full-path="Pictures/100000010000078000000438FDB47C3BECF030F5.png" manifest:media-type="image/png"/>
  <manifest:file-entry manifest:full-path="Pictures/100000010000077B0000013259B6BE3B08821114.png" manifest:media-type="image/png"/>
  <manifest:file-entry manifest:full-path="Pictures/100000010000077B00000285E571F2C2A6AACB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d2313" officeooo:paragraph-rsid="001d231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fo:font-weight="bold" officeooo:rsid="001d2313" officeooo:paragraph-rsid="001d2313" style:font-size-asian="10.5pt" style:font-weight-asian="bold" style:font-size-complex="12pt" style:font-weight-complex="bold"/>
    </style:style>
    <style:style style:name="P3" style:family="paragraph" style:parent-style-name="Standard">
      <style:text-properties officeooo:rsid="001dc8c7" officeooo:paragraph-rsid="001dc8c7"/>
    </style:style>
    <style:style style:name="P4" style:family="paragraph" style:parent-style-name="Standard">
      <style:text-properties officeooo:rsid="001e5ee5" officeooo:paragraph-rsid="001e5ee5"/>
    </style:style>
    <style:style style:name="T1" style:family="text">
      <style:text-properties officeooo:rsid="001e5e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C 1</text:p>
      <text:p text:style-name="P2">727721euit187</text:p>
      <text:p text:style-name="P2">YUVAN SANKAR S</text:p>
      <text:p text:style-name="Standard"/>
      <text:p text:style-name="Standard"/>
      <text:p text:style-name="Standard"/>
      <text:p text:style-name="P3"><text:span text:style-name="T1">U</text:span>se <text:span text:style-name="T1">C</text:span>ase 1 : </text:p>
      <text:p text:style-name="Standard"/>
      <text:p text:style-name="Standard"><draw:frame draw:style-name="fr1" draw:name="Image1" text:anchor-type="char" svg:width="16.332cm" svg:height="9.562cm" draw:z-index="0"><draw:image xlink:href="Pictures/100000010000078000000438AA6BF85513367D28.png" xlink:type="simple" xlink:show="embed" xlink:actuate="onLoad" draw:mime-type="image/png"/></draw:frame><text:tab/></text:p>
      <text:p text:style-name="Standard"/>
      <text:p text:style-name="Standard"/>
      <text:p text:style-name="Standard"><draw:frame draw:style-name="fr1" draw:name="Image2" text:anchor-type="char" svg:width="16.094cm" svg:height="9.562cm" draw:z-index="1"><draw:image xlink:href="Pictures/1000000100000780000004389BD21F138F13E038.png" xlink:type="simple" xlink:show="embed" xlink:actuate="onLoad" draw:mime-type="image/png"/></draw:frame><text:tab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5.961cm" svg:height="9.562cm" draw:z-index="2"><draw:image xlink:href="Pictures/100000010000078000000438FD5D3AC025F9534C.png" xlink:type="simple" xlink:show="embed" xlink:actuate="onLoad" draw:mime-type="image/png"/></draw:frame><text:tab/></text:p>
      <text:p text:style-name="Standard"><draw:frame draw:style-name="fr1" draw:name="Image4" text:anchor-type="char" svg:width="16.041cm" svg:height="1.924cm" draw:z-index="3"><draw:image xlink:href="Pictures/1000000100000774000000D8B701693CAD5A6298.png" xlink:type="simple" xlink:show="embed" xlink:actuate="onLoad" draw:mime-type="image/png"/></draw:frame><text:tab/></text:p>
      <text:p text:style-name="Standard"><draw:frame draw:style-name="fr1" draw:name="Image5" text:anchor-type="char" svg:width="15.644cm" svg:height="2.085cm" draw:z-index="4"><draw:image xlink:href="Pictures/1000000100000774000000EA903E4D9D7151561A.png" xlink:type="simple" xlink:show="embed" xlink:actuate="onLoad" draw:mime-type="image/png"/></draw:frame><text:tab/></text:p>
      <text:p text:style-name="Standard"/>
      <text:p text:style-name="Standard"><draw:frame draw:style-name="fr1" draw:name="Image6" text:anchor-type="char" svg:width="15.961cm" svg:height="7.292cm" draw:z-index="5"><draw:image xlink:href="Pictures/10000001000004F40000029A7FC9970A6A90CA63.png" xlink:type="simple" xlink:show="embed" xlink:actuate="onLoad" draw:mime-type="image/png"/></draw:frame><text:soft-page-break/><text:tab/></text:p>
      <text:p text:style-name="P3">Usecase 2 : </text:p>
      <text:p text:style-name="P3"/>
      <text:p text:style-name="P3"><draw:frame draw:style-name="fr1" draw:name="Image7" text:anchor-type="char" svg:width="15.035cm" svg:height="9.562cm" draw:z-index="6"><draw:image xlink:href="Pictures/100000010000078000000438845D590C6BD4ECD4.png" xlink:type="simple" xlink:show="embed" xlink:actuate="onLoad" draw:mime-type="image/png"/></draw:frame><text:tab/></text:p>
      <text:p text:style-name="P3"><draw:frame draw:style-name="fr1" draw:name="Image8" text:anchor-type="char" svg:width="15.168cm" svg:height="9.562cm" draw:z-index="7"><draw:image xlink:href="Pictures/100000010000078000000438807B51ACBC89C840.png" xlink:type="simple" xlink:show="embed" xlink:actuate="onLoad" draw:mime-type="image/png"/></draw:frame><text:soft-page-break/><text:tab/></text:p>
      <text:p text:style-name="P3"><draw:frame draw:style-name="fr1" draw:name="Image9" text:anchor-type="char" svg:width="14.85cm" svg:height="9.562cm" draw:z-index="8"><draw:image xlink:href="Pictures/100000010000078000000438131BF730C8F17B8F.png" xlink:type="simple" xlink:show="embed" xlink:actuate="onLoad" draw:mime-type="image/png"/></draw:frame><text:tab/></text:p>
      <text:p text:style-name="P3"><draw:frame draw:style-name="fr3" draw:name="Image10" text:anchor-type="char" svg:x="1.041cm" svg:y="0cm" svg:width="15.644cm" svg:height="2.716cm" draw:z-index="9"><draw:image xlink:href="Pictures/100000010000077B0000013259B6BE3B08821114.png" xlink:type="simple" xlink:show="embed" xlink:actuate="onLoad" draw:mime-type="image/png"/></draw:frame><text:tab/></text:p>
      <text:p text:style-name="P3"/>
      <text:p text:style-name="P3"><draw:frame draw:style-name="fr1" draw:name="Image11" text:anchor-type="char" svg:width="15.432cm" svg:height="3.203cm" draw:z-index="10"><draw:image xlink:href="Pictures/100000010000077B000001C4DAEBAB386FCD9C83.png" xlink:type="simple" xlink:show="embed" xlink:actuate="onLoad" draw:mime-type="image/png"/></draw:frame><text:soft-page-break/><text:tab/></text:p>
      <text:p text:style-name="P3"><draw:frame draw:style-name="fr1" draw:name="Image12" text:anchor-type="char" svg:width="15.644cm" svg:height="5.726cm" draw:z-index="11"><draw:image xlink:href="Pictures/100000010000077B00000285E571F2C2A6AACB23.png" xlink:type="simple" xlink:show="embed" xlink:actuate="onLoad" draw:mime-type="image/png"/></draw:frame><text:tab/></text:p>
      <text:p text:style-name="P3"/>
      <text:p text:style-name="P3"/>
      <text:p text:style-name="P4">UseCase 3 :</text:p>
      <text:p text:style-name="P4"/>
      <text:p text:style-name="P4"/>
      <text:p text:style-name="P4"/>
      <text:p text:style-name="P4"><draw:frame draw:style-name="fr1" draw:name="Image13" text:anchor-type="char" svg:width="15.538cm" svg:height="9.562cm" draw:z-index="12"><draw:image xlink:href="Pictures/100000010000078000000438FDB47C3BECF030F5.png" xlink:type="simple" xlink:show="embed" xlink:actuate="onLoad" draw:mime-type="image/png"/></draw:frame></text:p>
      <text:p text:style-name="P4"/>
      <text:p text:style-name="P4"><draw:frame draw:style-name="fr1" draw:name="Image14" text:anchor-type="char" svg:width="14.639cm" svg:height="9.562cm" draw:z-index="13"><draw:image xlink:href="Pictures/10000001000007800000043833AF9CF11F7A713C.png" xlink:type="simple" xlink:show="embed" xlink:actuate="onLoad" draw:mime-type="image/png"/></draw:frame><text:soft-page-break/><text:tab/></text:p>
      <text:p text:style-name="P4"/>
      <text:p text:style-name="P4"><draw:frame draw:style-name="fr1" draw:name="Image15" text:anchor-type="char" svg:width="14.559cm" svg:height="9.562cm" draw:z-index="14"><draw:image xlink:href="Pictures/1000000100000780000004383A112012EACE52C0.png" xlink:type="simple" xlink:show="embed" xlink:actuate="onLoad" draw:mime-type="image/png"/></draw:frame><text:tab/></text:p>
      <text:p text:style-name="P4"><draw:frame draw:style-name="fr1" draw:name="Image16" text:anchor-type="char" svg:width="15.432cm" svg:height="4.616cm" draw:z-index="15"><draw:image xlink:href="Pictures/100000010000077B00000208CE6ED7D4B7517342.png" xlink:type="simple" xlink:show="embed" xlink:actuate="onLoad" draw:mime-type="image/png"/></draw:frame><text:soft-page-break/><text:tab/></text:p>
      <text:p text:style-name="P4"><draw:frame draw:style-name="fr1" draw:name="Image17" text:anchor-type="char" svg:width="16.147cm" svg:height="9.562cm" draw:z-index="16"><draw:image xlink:href="Pictures/10000001000007800000043836353BFF20C78AAB.png" xlink:type="simple" xlink:show="embed" xlink:actuate="onLoad" draw:mime-type="image/png"/></draw:frame><text:tab/></text:p>
      <text:p text:style-name="P4"/>
      <text:p text:style-name="P4"><draw:frame draw:style-name="fr2" draw:name="Image19" text:anchor-type="char" svg:width="16.898cm" svg:height="2.432cm" draw:z-index="18"><draw:image xlink:href="Pictures/1000000100000457000000A06F87ABF24B697E45.png" xlink:type="simple" xlink:show="embed" xlink:actuate="onLoad" draw:mime-type="image/png"/></draw:frame></text:p>
      <text:p text:style-name="P4"><draw:frame draw:style-name="fr1" draw:name="Image18" text:anchor-type="char" svg:width="15.035cm" svg:height="9.562cm" draw:z-index="17"><draw:image xlink:href="Pictures/1000000100000780000004389C7DBEC75B0B320C.png" xlink:type="simple" xlink:show="embed" xlink:actuate="onLoad" draw:mime-type="image/png"/></draw:frame><text:soft-page-break/><text:tab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5:11:15.534706983</meta:creation-date>
    <dc:date>2023-05-04T09:27:05.914381529</dc:date>
    <meta:editing-duration>PT3M25S</meta:editing-duration>
    <meta:editing-cycles>2</meta:editing-cycles>
    <meta:generator>LibreOffice/7.3.7.2$Linux_X86_64 LibreOffice_project/30$Build-2</meta:generator>
    <meta:document-statistic meta:table-count="0" meta:image-count="19" meta:object-count="0" meta:page-count="8" meta:paragraph-count="23" meta:word-count="16" meta:character-count="84" meta:non-whitespace-character-count="55"/>
  </office:meta>
</office:document-meta>
</file>